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2pt" style:font-size-asian="12pt" style:font-size-complex="12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3ae0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04492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104492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UrbanBody">
      <style:text-properties style:font-name="Arial" fo:font-size="10pt" officeooo:paragraph-rsid="00104492" style:font-size-asian="10pt" style:font-size-complex="10pt"/>
    </style:style>
    <style:style style:name="P15" style:family="paragraph" style:parent-style-name="UrbanBody">
      <style:text-properties fo:color="#800000" style:font-name="Arial" fo:font-size="10pt" officeooo:rsid="00124a85" officeooo:paragraph-rsid="00104492" fo:background-color="#ffff00" style:font-size-asian="10pt" style:font-size-complex="10pt"/>
    </style:style>
    <style:style style:name="P16" style:family="paragraph" style:parent-style-name="UrbanBody">
      <style:text-properties fo:color="#800000" style:font-name="Arial" fo:font-size="10pt" style:text-underline-style="none" fo:font-weight="normal" officeooo:rsid="00124a85" officeooo:paragraph-rsid="00104492" fo:background-color="#ffff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officeooo:paragraph-rsid="000f3ae0" style:font-size-asian="10.5pt" style:font-size-complex="10.5pt"/>
    </style:style>
    <style:style style:name="P18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9" style:family="paragraph" style:parent-style-name="Standard">
      <style:paragraph-properties fo:margin-left="0.85cm" fo:margin-right="0cm" fo:text-align="start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20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1" fo:font-size="10pt" officeooo:rsid="000be31f" officeooo:paragraph-rsid="00104492" style:font-size-asian="10pt" style:font-name-complex="Times New Roman2" style:font-size-complex="10pt"/>
    </style:style>
    <style:style style:name="P21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104492" style:font-size-asian="10pt" style:font-weight-asian="bold" style:font-size-complex="10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ff3333" officeooo:rsid="00104492" fo:background-color="#ffff00" loext:char-shading-value="0"/>
    </style:style>
    <style:style style:name="T7" style:family="text">
      <style:text-properties officeooo:rsid="00216783"/>
    </style:style>
    <style:style style:name="T8" style:family="text">
      <style:text-properties officeooo:rsid="001dc90b"/>
    </style:style>
    <style:style style:name="T9" style:family="text">
      <style:text-properties officeooo:rsid="000f3ae0"/>
    </style:style>
    <style:style style:name="T10" style:family="text">
      <style:text-properties style:use-window-font-color="true" officeooo:rsid="000dc8b6"/>
    </style:style>
    <style:style style:name="T11" style:family="text">
      <style:text-properties fo:color="#800000" officeooo:rsid="00124a85" fo:background-color="#ffff00" loext:char-shading-value="0"/>
    </style:style>
    <style:style style:name="T12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3" style:family="text">
      <style:text-properties style:font-name="Calibri"/>
    </style:style>
    <style:style style:name="T14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2"><text:span text:style-name="T15">do text</text:span></text:p><text:p text:style-name="P22"><text:span text:style-name="T15">from document(at=header, format='odt')</text:span></text:p></office:annotation><text:span text:style-name="T2">Import depuis header.odt</text:span></text:p></draw:text-box></draw:frame><text:span text:style-name="T13"><text:text-input text:description="">tool.getCityName()</text:text-input></text:span>, le <text:span text:style-name="T13"><text:text-input text:description="">licence_view.format_date()</text:text-input></text:span></text:p>
      <text:p text:style-name="P5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14">DGO4 - Direction générale opérationnelle </text:p><text:p text:style-name="P15">Site DGO4</text:p><text:p text:style-name="P14"><text:span text:style-name="T11">Titre Nom DGO4</text:span> - Fonctionnaire Délégué</text:p><text:p text:style-name="P15">Adresse DGO4</text:p><text:p text:style-name="P16">CP Ville DGO4</text:p><text:p text:style-name="P21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Transmis<text:span text:style-name="T4">sion</text:span> d<text:span text:style-name="T5">'un dossier irrecevable</text:span> – <text:span text:style-name="T4">D.IV.33.2°</text:span></text:p>
      <text:p text:style-name="P3"/>
      <text:p text:style-name="P12">Agent traitant : <text:span text:style-name="Police_20_par_20_défaut"><text:span text:style-name="T14"><text:text-input text:description="">self.getFoldermanagers()[0].getName1()</text:text-input></text:span></text:span><text:span text:style-name="Police_20_par_20_défaut"><text:span text:style-name="T14"><text:s/></text:span></text:span><text:span text:style-name="Police_20_par_20_défaut"><text:span text:style-name="T14"><text:text-input text:description="">self.getFoldermanagers()[0].getName2()</text:text-input></text:span></text:span></text:p>
      <text:p text:style-name="P11"><office:annotation><dc:creator>Gauthier Bastien</dc:creator><dc:date>2011-01-13T14:56:41</dc:date><text:p text:style-name="P22"><text:span text:style-name="T15">do text</text:span></text:p><text:p text:style-name="P22"><text:span text:style-name="T15">from document(at=reference, format='odt')</text:span></text:p></office:annotation>Import depuis reference.odt</text:p>
      <text:p text:style-name="P9"><text:span text:style-name="T3">Références SPW - DGO4 :</text:span> <text:text-input text:description="Référence DGATLP">self.getValueForTemplate('referenceDGATLP') </text:text-input></text:p>
      <text:p text:style-name="P9"/>
      <text:p text:style-name="P4"><office:annotation><dc:creator>Gauthier Bastien</dc:creator><dc:date>2011-02-16T16:12:24</dc:date><text:p text:style-name="P22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2"><text:span text:style-name="T1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8"><text:span text:style-name="T12">Titre DGO4</text:span> le Directeur,</text:p>
      <text:p text:style-name="P4"/>
      <text:p text:style-name="P6"/>
      <text:p text:style-name="P6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6"/>
      <text:p text:style-name="P17">Composition du dossier</text:p>
      <text:p text:style-name="P18">1 Exemplaire de l<text:span text:style-name="T7">'annexe </text:span><text:span text:style-name="T6">XXX</text:span></text:p>
      <text:p text:style-name="P18">1 Récépissé en date du <text:text-input text:description="Date du récépissé">tool.formatDate(self.getLastDeposit().getEventDate())</text:text-input><text:s/></text:p>
      <text:p text:style-name="P18">1 Courrier de <text:span text:style-name="T8">la Commune de Fléron</text:span> suivant l'article <text:span text:style-name="T8">D.IV.33.2°</text:span></text:p>
      <text:p text:style-name="P18">1 Récépissé du <text:s/></text:p>
      <text:p text:style-name="P18">1 <text:span text:style-name="T9">Courrier d'irrecevabilité</text:span> <text:span text:style-name="T8">suivant l'article D.IV.33.2°</text:span></text:p>
      <text:p text:style-name="P18">1 Jeu de photos des lieux</text:p>
      <text:p text:style-name="P18">1 Rapport de motivation des travaux projetés</text:p>
      <text:p text:style-name="P18">1 Exemplaire du plan des travaux</text:p>
      <text:p text:style-name="P18">1 Copie du plan de secteur</text:p>
      <text:p text:style-name="P18">1 Notice d'évaluation des incidences sur l'environnement</text:p>
      <text:p text:style-name="P18">1 Déclaration PEB simplifiée</text:p>
      <text:p text:style-name="P19">1 Demande d'avis </text:p>
      <text:p text:style-name="P18">1 Demande de dérogation</text:p>
      <text:p text:style-name="P18">1 Vue axonométrique</text:p>
      <text:p text:style-name="P7"/>
      <text:p text:style-name="P7"><office:annotation><dc:creator>Gauthier Bastien</dc:creator><dc:date>2011-03-23T11:30:12</dc:date><text:p text:style-name="P22"><text:span text:style-name="T15">do text if self.getIsInSubdivision()</text:span></text:p></office:annotation>Cette parcelle <text:span text:style-name="T3">est</text:span> située dans un lotissement.</text:p>
      <text:p text:style-name="P7"><office:annotation><dc:creator>Gauthier Bastien</dc:creator><dc:date>2011-03-23T11:43:01</dc:date><text:p text:style-name="P22"><text:span text:style-name="T16">do text if not self.getIsInSubdivision()</text:span></text:p></office:annotation>Cette parcelle <text:span text:style-name="T3">n'est pas</text:span> située dans un lotissement.</text:p>
      <text:p text:style-name="P7"/>
      <text:p text:style-name="P8">Nous vous en souhaitons bonne réception et nous vous prions d'agréer, <text:span text:style-name="T12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2"><text:span text:style-name="T15">do text</text:span></text:p><text:p text:style-name="P22"><text:span text:style-name="T15">from document(at=signatures, format='odt')</text:span></text:p></office:annotation><text:span text:style-name="T1">Import depuis signatures.odt</text:span></text:p>
      <text:p text:style-name="P10"/>
      <text:p text:style-name="P10"/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5:55.898046929</dc:date>
    <dc:language>fr-FR</dc:language>
    <meta:editing-cycles>98</meta:editing-cycles>
    <meta:editing-duration>P1DT10H5M9S</meta:editing-duration>
    <dc:creator>bleybaert</dc:creator>
    <meta:document-statistic meta:table-count="0" meta:image-count="0" meta:object-count="0" meta:page-count="1" meta:paragraph-count="37" meta:word-count="245" meta:character-count="1797" meta:non-whitespace-character-count="1610"/>
    <meta:user-defined meta:name="Info 1"/>
    <meta:user-defined meta:name="Info 2"/>
    <meta:user-defined meta:name="Info 3"/>
    <meta:user-defined meta:name="Info 4"/>
  </office:meta>
</office:document-meta>
</file>